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2">
      <style:text-properties fo:font-size="14pt" style:font-size-asian="14pt" style:font-size-complex="14pt"/>
    </style:style>
    <style:style style:name="P77" style:family="paragraph" style:parent-style-name="Heading_20_2">
      <style:text-properties fo:font-size="14pt" fo:language="en" fo:country="US" style:font-size-asian="14pt" style:font-size-complex="14pt"/>
    </style:style>
    <style:style style:name="P78"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9" style:family="paragraph" style:parent-style-name="Heading_20_2">
      <style:paragraph-properties fo:text-align="start" style:justify-single-word="false" fo:orphans="2" fo:widows="2"/>
      <style:text-properties fo:language="en" fo:country="US"/>
    </style:style>
    <style:style style:name="P8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12. May 2020</text:span></text:span></text:p>
      <text:h text:style-name="P81"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immediately</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80" text:outline-level="1">Past projects:</text:h>
      <text:p text:style-name="P41"/>
      <text:h text:style-name="P76" text:outline-level="2"/>
      <text:h text:style-name="P76"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now</text:p>
          </table:table-cell>
          <table:table-cell table:style-name="Tabelle54.B1" office:value-type="string">
            <text:p text:style-name="P5">with</text:p>
          </table:table-cell>
          <table:table-cell table:style-name="Tabelle54.F1" office:value-type="string">
            <text:p text:style-name="P5"><text:s/>x months</text:p>
          </table:table-cell>
        </table:table-row>
      </table:table>
      <text:p text:style-name="P20"/>
      <text:list xml:id="list6347493046330486907" text:style-name="WW8Num7">
        <text:list-item>
          <text:p text:style-name="P59">Senior Fullstack Entwickler</text:p>
        </text:list-item>
        <text:list-item>
          <text:p text:style-name="P59">Angular Single Page Application - SPA</text:p>
        </text:list-item>
        <text:list-item>
          <text:p text:style-name="P59">10 Microservices for Front- and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Framework for Standardization of Microservices</text:p>
        </text:list-item>
        <text:list-item>
          <text:p text:style-name="P59">RedHat Openshift Cloud Environment</text:p>
        </text:list-item>
        <text:list-item>
          <text:p text:style-name="P59">Docker Container in Azure Cloud Environment</text:p>
        </text:list-item>
        <text:list-item>
          <text:p text:style-name="P59">Jenkins CI/CD-Pipelines</text:p>
        </text:list-item>
        <text:list-item>
          <text:p text:style-name="P59">JSON Web Token (JWT), Bearer- Authorization-Header</text:p>
        </text:list-item>
        <text:list-item>
          <text:p text:style-name="P59">Kubernetes Commands and Configuration</text:p>
        </text:list-item>
        <text:list-item>
          <text:p text:style-name="P59">Relationale SQL Scripts</text:p>
        </text:list-item>
        <text:list-item>
          <text:p text:style-name="P59">Databaseconnections and Flyway Migrations Scripts</text:p>
        </text:list-item>
        <text:list-item>
          <text:p text:style-name="P59">Hystrix latency for Fault Tolerance</text:p>
        </text:list-item>
        <text:list-item>
          <text:p text:style-name="P59">CircuitBreaker, FeignClients, SoapClients</text:p>
        </text:list-item>
        <text:list-item>
          <text:p text:style-name="P59"><text:soft-page-break/>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kation</text:p>
        </text:list-item>
        <text:list-item>
          <text:p text:style-name="P59">Alerting, Health Checks</text:p>
        </text:list-item>
        <text:list-item>
          <text:p text:style-name="P59">Postman, Swagger, OpenAPI</text:p>
        </text:list-item>
        <text:list-item>
          <text:p text:style-name="P59">Camunda Process-Engine</text:p>
        </text:list-item>
        <text:list-item>
          <text:p text:style-name="P59">Camunda BPMN-Workflows and DMN-Decisions </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 Spring Cloud OpenFeign</text:p>
        </text:list-item>
        <text:list-item>
          <text:p text:style-name="P59">Release and Feature Toggles with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with ngxs/store, Actions and Reducer</text:p>
        </text:list-item>
        <text:list-item>
          <text:p text:style-name="P59">Angular Material Design Implementierung</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 and SAFe</text:p>
        </text:list-item>
        <text:list-item>
          <text:p text:style-name="P59">Grooming, Planning, Retrospective</text:p>
        </text:list-item>
        <text:list-item>
          <text:p text:style-name="P59">Communication in Englisch and German </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Team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text:soft-page-break/>kibana</text:p>
          </table:table-cell>
        </table:table-row>
      </table:table>
      <text:p text:style-name="P9"/>
      <text:p text:style-name="P17"/>
      <text:p text:style-name="P17"/>
      <text:h text:style-name="P76"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28766685"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text:soft-page-break/>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 - IAM</text:p>
        </text:list-item>
        <text:list-item>
          <text:p text:style-name="P59">Remote Communication over GotoMeeting</text:p>
        </text:list-item>
        <text:list-item>
          <text:p text:style-name="P59">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7"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Mr. Binh Le Nguyen, Mr. Erik Bergjohann, Mrs. Elena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28767269"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text:soft-page-break/>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Json and yml</text:p>
        </text:list-item>
        <text:list-item>
          <text:p text:style-name="P59">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OpenID, 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text:soft-page-break/>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78"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7166655861298692134"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text:soft-page-break/>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oft-page-break/><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78" text:outline-level="2">Logistic for yard management - flow</text:h>
      <text:p text:style-name="P40"/>
      <text:p text:style-name="Standard"><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28770770"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text:span></text:span><text:soft-page-break/><text:span text:style-name="Absatz-Standardschriftart"><text:span text:style-name="T12">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
      <text:p text:style-name="P41"/>
      <text:h text:style-name="P78"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28775243"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oft-page-break/><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text:p>
      <text:p text:style-name="P41"/>
      <text:h text:style-name="P78"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28772268"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text:soft-page-break/>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78" text:outline-level="2"/>
      <text:h text:style-name="P78" text:outline-level="2"/>
      <text:h text:style-name="P78"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28764074"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text:soft-page-break/>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78"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text:soft-page-break/>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oft-page-break/><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78" text:outline-level="2">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28748310"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text:soft-page-break/>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78"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401397506771169925"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text:soft-page-break/>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28749483" text:continue-numbering="true" text:style-name="WW8Num2">
        <text:list-item>
          <text:p text:style-name="P63"><text:soft-page-break/>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79" text:outline-level="2"/>
      <text:h text:style-name="P78"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28746933"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text:soft-page-break/>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78"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28754384"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text:soft-page-break/>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78"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28773793" text:continue-numbering="true" text:style-name="WW8Num2">
        <text:list-item>
          <text:p text:style-name="P63">Webapplication to run an online web shop.</text:p>
        </text:list-item>
        <text:list-item>
          <text:p text:style-name="P63">Generic webshop for all kinds of businesses.</text:p>
        </text:list-item>
      </text:list>
      <text:list xml:id="list6868636411313698108"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text:soft-page-break/>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78"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28745414"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8" text:outline-level="2"><text:soft-page-break/>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28750797" text:continue-numbering="true" text:style-name="WW8Num2">
        <text:list-item>
          <text:p text:style-name="P63">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78"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28764367"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ext:soft-page-break/>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78" text:outline-level="2">Internet application for an billingsystem.</text:h>
      <text:p text:style-name="P6">Branch:<text:tab/>Bank, Billingsystem</text:p>
      <text:p text:style-name="Standard"><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28755269"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78"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28767848"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text:soft-page-break/>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78"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28746920"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78"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28759403"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ext:soft-page-break/>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78"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28757844"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78"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28754169"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78"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28770846"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xt:soft-page-break/>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78" text:outline-level="2">Developing an Satellite Network Management System.</text:h>
      <text:p text:style-name="P6">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28745708"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78"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28768389"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5-12T08:54:28.89</dc:date>
    <meta:editing-cycles>110</meta:editing-cycles>
    <meta:editing-duration>PT2H55M42S</meta:editing-duration>
    <meta:document-statistic meta:table-count="55" meta:image-count="1" meta:object-count="0" meta:page-count="26" meta:paragraph-count="1179" meta:word-count="6345" meta:character-count="42653"/>
    <meta:template xlink:type="simple" xlink:actuate="onRequest" xlink:title="" xlink:href="Normal.dotm"/>
  </office:meta>
</office:document-meta>
</file>